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18mm"/>
    </style:style>
    <style:style style:name="co2" style:family="table-column">
      <style:table-column-properties fo:break-before="auto" style:column-width="49.83mm"/>
    </style:style>
    <style:style style:name="co3" style:family="table-column">
      <style:table-column-properties fo:break-before="auto" style:column-width="30.39mm"/>
    </style:style>
    <style:style style:name="co4" style:family="table-column">
      <style:table-column-properties fo:break-before="auto" style:column-width="26.16mm"/>
    </style:style>
    <style:style style:name="co5" style:family="table-column">
      <style:table-column-properties fo:break-before="auto" style:column-width="41.12mm"/>
    </style:style>
    <style:style style:name="co6" style:family="table-column">
      <style:table-column-properties fo:break-before="auto" style:column-width="33.64mm"/>
    </style:style>
    <style:style style:name="co7" style:family="table-column">
      <style:table-column-properties fo:break-before="auto" style:column-width="17.94mm"/>
    </style:style>
    <style:style style:name="ro1" style:family="table-row">
      <style:table-row-properties style:row-height="10.85mm" fo:break-before="auto" style:use-optimal-row-height="false"/>
    </style:style>
    <style:style style:name="ro2" style:family="table-row">
      <style:table-row-properties style:row-height="14.82mm" fo:break-before="auto" style:use-optimal-row-height="false"/>
    </style:style>
    <style:style style:name="ro3" style:family="table-row">
      <style:table-row-properties style:row-height="8.8mm" fo:break-before="auto" style:use-optimal-row-height="false"/>
    </style:style>
    <style:style style:name="ro4" style:family="table-row">
      <style:table-row-properties style:row-height="5.56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2pt" fo:font-style="normal" fo:text-shadow="none" style:text-underline-style="none" fo:font-weight="normal" style:font-name-asian="標楷體" style:font-size-asian="22pt" style:font-style-asian="normal" style:font-weight-asian="normal" style:font-size-complex="22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2.49pt solid #000000" style:direction="ltr" fo:padding="0.71mm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2.49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wrap" fo:border-left="2.49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2pt" fo:font-style="normal" fo:text-shadow="none" style:text-underline-style="none" fo:font-weight="norm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2.49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wrap-option="no-wrap" fo:border-left="0.74pt solid #000000" style:direction="ltr" fo:padding="0.71mm" fo:border-right="2.49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 style:font-name="標楷體" style:font-name-asian="標楷體"/>
    </style:style>
    <style:style style:name="T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 style:font-name="Arial" style:font-name-complex="Ari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number-columns-repeated="3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number-columns-repeated="3" table:default-cell-style-name="ce5"/>
        <table:table-column table:style-name="co6" table:default-cell-style-name="ce5"/>
        <table:table-column table:style-name="co7" table:number-columns-repeated="247" table:default-cell-style-name="ce5"/>
        <table:table-column table:style-name="co7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借閱書籍記錄表</text:p>
          </table:table-cell>
          <table:covered-table-cell table:number-columns-repeated="9" table:style-name="ce6"/>
          <table:table-cell table:number-columns-repeated="1014"/>
        </table:table-row>
        <table:table-row table:style-name="ro2">
          <table:table-cell table:style-name="ce2" office:value-type="string" calcext:value-type="string">
            <text:p>姓名</text:p>
          </table:table-cell>
          <table:table-cell table:style-name="ce7" office:value-type="string" calcext:value-type="string">
            <text:p>單位</text:p>
          </table:table-cell>
          <table:table-cell table:style-name="ce7" office:value-type="string" calcext:value-type="string">
            <text:p>職稱</text:p>
          </table:table-cell>
          <table:table-cell table:style-name="ce7" office:value-type="string" calcext:value-type="string">
            <text:p>書籍名稱</text:p>
          </table:table-cell>
          <table:table-cell table:style-name="ce7" office:value-type="string" calcext:value-type="string">
            <text:p>書號</text:p>
          </table:table-cell>
          <table:table-cell table:style-name="ce7" office:value-type="string" calcext:value-type="string">
            <text:p>數量</text:p>
          </table:table-cell>
          <table:table-cell table:style-name="ce7" office:value-type="string" calcext:value-type="string">
            <text:p>借閱日期</text:p>
          </table:table-cell>
          <table:table-cell table:style-name="ce7" office:value-type="string" calcext:value-type="string">
            <text:p>預算歸環日期</text:p>
          </table:table-cell>
          <table:table-cell table:style-name="ce7" office:value-type="string" calcext:value-type="string">
            <text:p>實際歸還日期</text:p>
          </table:table-cell>
          <table:table-cell table:style-name="ce12" office:value-type="string" calcext:value-type="string">
            <text:p>備註</text:p>
          </table:table-cell>
          <table:table-cell table:style-name="ce15" table:number-columns-repeated="1014"/>
        </table:table-row>
        <table:table-row table:style-name="ro3">
          <table:table-cell table:style-name="ce3"/>
          <table:table-cell table:style-name="ce8" table:number-columns-repeated="5"/>
          <table:table-cell table:style-name="ce10" office:value-type="string" calcext:value-type="string">
            <text:p>年<text:span text:style-name="T1">   </text:span><text:span text:style-name="T2">月</text:span><text:span text:style-name="T3">   </text:span><text:span text:style-name="T2">日</text:span></text:p>
          </table:table-cell>
          <table:table-cell table:style-name="ce10" office:value-type="string" calcext:value-type="string">
            <text:p>年<text:span text:style-name="T1">   </text:span><text:span text:style-name="T2">月</text:span><text:span text:style-name="T3">   </text:span><text:span text:style-name="T2">日</text:span></text:p>
          </table:table-cell>
          <table:table-cell table:style-name="ce10" office:value-type="string" calcext:value-type="string">
            <text:p>年<text:span text:style-name="T1">   </text:span><text:span text:style-name="T2">月</text:span><text:span text:style-name="T3">   </text:span><text:span text:style-name="T2">日</text:span></text:p>
          </table:table-cell>
          <table:table-cell table:style-name="ce13"/>
          <table:table-cell table:style-name="ce15" table:number-columns-repeated="1014"/>
        </table:table-row>
        <table:table-row table:style-name="ro3">
          <table:table-cell table:style-name="ce3"/>
          <table:table-cell table:style-name="ce8" table:number-columns-repeated="5"/>
          <table:table-cell table:style-name="ce10" office:value-type="string" calcext:value-type="string">
            <text:p>年<text:span text:style-name="T1">   </text:span><text:span text:style-name="T2">月</text:span><text:span text:style-name="T3">   </text:span><text:span text:style-name="T2">日</text:span></text:p>
          </table:table-cell>
          <table:table-cell table:style-name="ce10" office:value-type="string" calcext:value-type="string">
            <text:p>年<text:span text:style-name="T1">   </text:span><text:span text:style-name="T2">月</text:span><text:span text:style-name="T3">   </text:span><text:span text:style-name="T2">日</text:span></text:p>
          </table:table-cell>
          <table:table-cell table:style-name="ce10" office:value-type="string" calcext:value-type="string">
            <text:p>年<text:span text:style-name="T1">   </text:span><text:span text:style-name="T2">月</text:span><text:span text:style-name="T3">   </text:span><text:span text:style-name="T2">日</text:span></text:p>
          </table:table-cell>
          <table:table-cell table:style-name="ce13"/>
          <table:table-cell table:style-name="ce15" table:number-columns-repeated="1014"/>
        </table:table-row>
        <table:table-row table:style-name="ro3">
          <table:table-cell table:style-name="ce3"/>
          <table:table-cell table:style-name="ce8" table:number-columns-repeated="5"/>
          <table:table-cell table:style-name="ce10" office:value-type="string" calcext:value-type="string">
            <text:p>年<text:span text:style-name="T1">   </text:span><text:span text:style-name="T2">月</text:span><text:span text:style-name="T3">   </text:span><text:span text:style-name="T2">日</text:span></text:p>
          </table:table-cell>
          <table:table-cell table:style-name="ce10" office:value-type="string" calcext:value-type="string">
            <text:p>年<text:span text:style-name="T1">   </text:span><text:span text:style-name="T2">月</text:span><text:span text:style-name="T3">   </text:span><text:span text:style-name="T2">日</text:span></text:p>
          </table:table-cell>
          <table:table-cell table:style-name="ce10" office:value-type="string" calcext:value-type="string">
            <text:p>年<text:span text:style-name="T1">   </text:span><text:span text:style-name="T2">月</text:span><text:span text:style-name="T3">   </text:span><text:span text:style-name="T2">日</text:span></text:p>
          </table:table-cell>
          <table:table-cell table:style-name="ce13"/>
          <table:table-cell table:style-name="ce15" table:number-columns-repeated="1014"/>
        </table:table-row>
        <table:table-row table:style-name="ro3">
          <table:table-cell table:style-name="ce3"/>
          <table:table-cell table:style-name="ce8" table:number-columns-repeated="5"/>
          <table:table-cell table:style-name="ce10" office:value-type="string" calcext:value-type="string">
            <text:p>年<text:span text:style-name="T1">   </text:span><text:span text:style-name="T2">月</text:span><text:span text:style-name="T3">   </text:span><text:span text:style-name="T2">日</text:span></text:p>
          </table:table-cell>
          <table:table-cell table:style-name="ce10" office:value-type="string" calcext:value-type="string">
            <text:p>年<text:span text:style-name="T1">   </text:span><text:span text:style-name="T2">月</text:span><text:span text:style-name="T3">   </text:span><text:span text:style-name="T2">日</text:span></text:p>
          </table:table-cell>
          <table:table-cell table:style-name="ce10" office:value-type="string" calcext:value-type="string">
            <text:p>年<text:span text:style-name="T1">   </text:span><text:span text:style-name="T2">月</text:span><text:span text:style-name="T3">   </text:span><text:span text:style-name="T2">日</text:span></text:p>
          </table:table-cell>
          <table:table-cell table:style-name="ce13"/>
          <table:table-cell table:style-name="ce15" table:number-columns-repeated="1014"/>
        </table:table-row>
        <table:table-row table:style-name="ro3">
          <table:table-cell table:style-name="ce3"/>
          <table:table-cell table:style-name="ce8" table:number-columns-repeated="5"/>
          <table:table-cell table:style-name="ce10" office:value-type="string" calcext:value-type="string">
            <text:p>年<text:span text:style-name="T1">   </text:span><text:span text:style-name="T2">月</text:span><text:span text:style-name="T3">   </text:span><text:span text:style-name="T2">日</text:span></text:p>
          </table:table-cell>
          <table:table-cell table:style-name="ce10" office:value-type="string" calcext:value-type="string">
            <text:p>年<text:span text:style-name="T1">   </text:span><text:span text:style-name="T2">月</text:span><text:span text:style-name="T3">   </text:span><text:span text:style-name="T2">日</text:span></text:p>
          </table:table-cell>
          <table:table-cell table:style-name="ce10" office:value-type="string" calcext:value-type="string">
            <text:p>年<text:span text:style-name="T1">   </text:span><text:span text:style-name="T2">月</text:span><text:span text:style-name="T3">   </text:span><text:span text:style-name="T2">日</text:span></text:p>
          </table:table-cell>
          <table:table-cell table:style-name="ce13"/>
          <table:table-cell table:style-name="ce15" table:number-columns-repeated="1014"/>
        </table:table-row>
        <table:table-row table:style-name="ro3">
          <table:table-cell table:style-name="ce3"/>
          <table:table-cell table:style-name="ce8" table:number-columns-repeated="5"/>
          <table:table-cell table:style-name="ce10" office:value-type="string" calcext:value-type="string">
            <text:p>年<text:span text:style-name="T1">   </text:span><text:span text:style-name="T2">月</text:span><text:span text:style-name="T3">   </text:span><text:span text:style-name="T2">日</text:span></text:p>
          </table:table-cell>
          <table:table-cell table:style-name="ce10" office:value-type="string" calcext:value-type="string">
            <text:p>年<text:span text:style-name="T1">   </text:span><text:span text:style-name="T2">月</text:span><text:span text:style-name="T3">   </text:span><text:span text:style-name="T2">日</text:span></text:p>
          </table:table-cell>
          <table:table-cell table:style-name="ce10" office:value-type="string" calcext:value-type="string">
            <text:p>年<text:span text:style-name="T1">   </text:span><text:span text:style-name="T2">月</text:span><text:span text:style-name="T3">   </text:span><text:span text:style-name="T2">日</text:span></text:p>
          </table:table-cell>
          <table:table-cell table:style-name="ce13"/>
          <table:table-cell table:style-name="ce15" table:number-columns-repeated="1014"/>
        </table:table-row>
        <table:table-row table:style-name="ro3">
          <table:table-cell table:style-name="ce3"/>
          <table:table-cell table:style-name="ce8" table:number-columns-repeated="5"/>
          <table:table-cell table:style-name="ce10" office:value-type="string" calcext:value-type="string">
            <text:p>年<text:span text:style-name="T1">   </text:span><text:span text:style-name="T2">月</text:span><text:span text:style-name="T3">   </text:span><text:span text:style-name="T2">日</text:span></text:p>
          </table:table-cell>
          <table:table-cell table:style-name="ce10" office:value-type="string" calcext:value-type="string">
            <text:p>年<text:span text:style-name="T1">   </text:span><text:span text:style-name="T2">月</text:span><text:span text:style-name="T3">   </text:span><text:span text:style-name="T2">日</text:span></text:p>
          </table:table-cell>
          <table:table-cell table:style-name="ce10" office:value-type="string" calcext:value-type="string">
            <text:p>年<text:span text:style-name="T1">   </text:span><text:span text:style-name="T2">月</text:span><text:span text:style-name="T3">   </text:span><text:span text:style-name="T2">日</text:span></text:p>
          </table:table-cell>
          <table:table-cell table:style-name="ce13"/>
          <table:table-cell table:style-name="ce15" table:number-columns-repeated="1014"/>
        </table:table-row>
        <table:table-row table:style-name="ro3">
          <table:table-cell table:style-name="ce3"/>
          <table:table-cell table:style-name="ce8" table:number-columns-repeated="5"/>
          <table:table-cell table:style-name="ce10" office:value-type="string" calcext:value-type="string">
            <text:p>年<text:span text:style-name="T1">   </text:span><text:span text:style-name="T2">月</text:span><text:span text:style-name="T3">   </text:span><text:span text:style-name="T2">日</text:span></text:p>
          </table:table-cell>
          <table:table-cell table:style-name="ce10" office:value-type="string" calcext:value-type="string">
            <text:p>年<text:span text:style-name="T1">   </text:span><text:span text:style-name="T2">月</text:span><text:span text:style-name="T3">   </text:span><text:span text:style-name="T2">日</text:span></text:p>
          </table:table-cell>
          <table:table-cell table:style-name="ce10" office:value-type="string" calcext:value-type="string">
            <text:p>年<text:span text:style-name="T1">   </text:span><text:span text:style-name="T2">月</text:span><text:span text:style-name="T3">   </text:span><text:span text:style-name="T2">日</text:span></text:p>
          </table:table-cell>
          <table:table-cell table:style-name="ce13"/>
          <table:table-cell table:style-name="ce15" table:number-columns-repeated="1014"/>
        </table:table-row>
        <table:table-row table:style-name="ro3">
          <table:table-cell table:style-name="ce3"/>
          <table:table-cell table:style-name="ce8" table:number-columns-repeated="5"/>
          <table:table-cell table:style-name="ce10" office:value-type="string" calcext:value-type="string">
            <text:p>年<text:span text:style-name="T1">   </text:span><text:span text:style-name="T2">月</text:span><text:span text:style-name="T3">   </text:span><text:span text:style-name="T2">日</text:span></text:p>
          </table:table-cell>
          <table:table-cell table:style-name="ce10" office:value-type="string" calcext:value-type="string">
            <text:p>年<text:span text:style-name="T1">   </text:span><text:span text:style-name="T2">月</text:span><text:span text:style-name="T3">   </text:span><text:span text:style-name="T2">日</text:span></text:p>
          </table:table-cell>
          <table:table-cell table:style-name="ce10" office:value-type="string" calcext:value-type="string">
            <text:p>年<text:span text:style-name="T1">   </text:span><text:span text:style-name="T2">月</text:span><text:span text:style-name="T3">   </text:span><text:span text:style-name="T2">日</text:span></text:p>
          </table:table-cell>
          <table:table-cell table:style-name="ce13"/>
          <table:table-cell table:style-name="ce15" table:number-columns-repeated="1014"/>
        </table:table-row>
        <table:table-row table:style-name="ro3">
          <table:table-cell table:style-name="ce3"/>
          <table:table-cell table:style-name="ce8" table:number-columns-repeated="5"/>
          <table:table-cell table:style-name="ce10" office:value-type="string" calcext:value-type="string">
            <text:p>年<text:span text:style-name="T1">   </text:span><text:span text:style-name="T2">月</text:span><text:span text:style-name="T3">   </text:span><text:span text:style-name="T2">日</text:span></text:p>
          </table:table-cell>
          <table:table-cell table:style-name="ce10" office:value-type="string" calcext:value-type="string">
            <text:p>年<text:span text:style-name="T1">   </text:span><text:span text:style-name="T2">月</text:span><text:span text:style-name="T3">   </text:span><text:span text:style-name="T2">日</text:span></text:p>
          </table:table-cell>
          <table:table-cell table:style-name="ce10" office:value-type="string" calcext:value-type="string">
            <text:p>年<text:span text:style-name="T1">   </text:span><text:span text:style-name="T2">月</text:span><text:span text:style-name="T3">   </text:span><text:span text:style-name="T2">日</text:span></text:p>
          </table:table-cell>
          <table:table-cell table:style-name="ce13"/>
          <table:table-cell table:style-name="ce15" table:number-columns-repeated="1014"/>
        </table:table-row>
        <table:table-row table:style-name="ro3">
          <table:table-cell table:style-name="ce3"/>
          <table:table-cell table:style-name="ce8" table:number-columns-repeated="5"/>
          <table:table-cell table:style-name="ce10" office:value-type="string" calcext:value-type="string">
            <text:p>年<text:span text:style-name="T1">   </text:span><text:span text:style-name="T2">月</text:span><text:span text:style-name="T3">   </text:span><text:span text:style-name="T2">日</text:span></text:p>
          </table:table-cell>
          <table:table-cell table:style-name="ce10" office:value-type="string" calcext:value-type="string">
            <text:p>年<text:span text:style-name="T1">   </text:span><text:span text:style-name="T2">月</text:span><text:span text:style-name="T3">   </text:span><text:span text:style-name="T2">日</text:span></text:p>
          </table:table-cell>
          <table:table-cell table:style-name="ce10" office:value-type="string" calcext:value-type="string">
            <text:p>年<text:span text:style-name="T1">   </text:span><text:span text:style-name="T2">月</text:span><text:span text:style-name="T3">   </text:span><text:span text:style-name="T2">日</text:span></text:p>
          </table:table-cell>
          <table:table-cell table:style-name="ce13"/>
          <table:table-cell table:style-name="ce15" table:number-columns-repeated="1014"/>
        </table:table-row>
        <table:table-row table:style-name="ro3">
          <table:table-cell table:style-name="ce3"/>
          <table:table-cell table:style-name="ce8" table:number-columns-repeated="5"/>
          <table:table-cell table:style-name="ce10" office:value-type="string" calcext:value-type="string">
            <text:p>年<text:span text:style-name="T1">   </text:span><text:span text:style-name="T2">月</text:span><text:span text:style-name="T3">   </text:span><text:span text:style-name="T2">日</text:span></text:p>
          </table:table-cell>
          <table:table-cell table:style-name="ce10" office:value-type="string" calcext:value-type="string">
            <text:p>年<text:span text:style-name="T1">   </text:span><text:span text:style-name="T2">月</text:span><text:span text:style-name="T3">   </text:span><text:span text:style-name="T2">日</text:span></text:p>
          </table:table-cell>
          <table:table-cell table:style-name="ce10" office:value-type="string" calcext:value-type="string">
            <text:p>年<text:span text:style-name="T1">   </text:span><text:span text:style-name="T2">月</text:span><text:span text:style-name="T3">   </text:span><text:span text:style-name="T2">日</text:span></text:p>
          </table:table-cell>
          <table:table-cell table:style-name="ce13"/>
          <table:table-cell table:style-name="ce15" table:number-columns-repeated="1014"/>
        </table:table-row>
        <table:table-row table:style-name="ro3">
          <table:table-cell table:style-name="ce3"/>
          <table:table-cell table:style-name="ce8" table:number-columns-repeated="5"/>
          <table:table-cell table:style-name="ce10" office:value-type="string" calcext:value-type="string">
            <text:p>年<text:span text:style-name="T1">   </text:span><text:span text:style-name="T2">月</text:span><text:span text:style-name="T3">   </text:span><text:span text:style-name="T2">日</text:span></text:p>
          </table:table-cell>
          <table:table-cell table:style-name="ce10" office:value-type="string" calcext:value-type="string">
            <text:p>年<text:span text:style-name="T1">   </text:span><text:span text:style-name="T2">月</text:span><text:span text:style-name="T3">   </text:span><text:span text:style-name="T2">日</text:span></text:p>
          </table:table-cell>
          <table:table-cell table:style-name="ce10" office:value-type="string" calcext:value-type="string">
            <text:p>年<text:span text:style-name="T1">   </text:span><text:span text:style-name="T2">月</text:span><text:span text:style-name="T3">   </text:span><text:span text:style-name="T2">日</text:span></text:p>
          </table:table-cell>
          <table:table-cell table:style-name="ce13"/>
          <table:table-cell table:style-name="ce15" table:number-columns-repeated="1014"/>
        </table:table-row>
        <table:table-row table:style-name="ro3">
          <table:table-cell table:style-name="ce3"/>
          <table:table-cell table:style-name="ce8" table:number-columns-repeated="5"/>
          <table:table-cell table:style-name="ce10" office:value-type="string" calcext:value-type="string">
            <text:p>年<text:span text:style-name="T1">   </text:span><text:span text:style-name="T2">月</text:span><text:span text:style-name="T3">   </text:span><text:span text:style-name="T2">日</text:span></text:p>
          </table:table-cell>
          <table:table-cell table:style-name="ce10" office:value-type="string" calcext:value-type="string">
            <text:p>年<text:span text:style-name="T1">   </text:span><text:span text:style-name="T2">月</text:span><text:span text:style-name="T3">   </text:span><text:span text:style-name="T2">日</text:span></text:p>
          </table:table-cell>
          <table:table-cell table:style-name="ce10" office:value-type="string" calcext:value-type="string">
            <text:p>年<text:span text:style-name="T1">   </text:span><text:span text:style-name="T2">月</text:span><text:span text:style-name="T3">   </text:span><text:span text:style-name="T2">日</text:span></text:p>
          </table:table-cell>
          <table:table-cell table:style-name="ce13"/>
          <table:table-cell table:style-name="ce15" table:number-columns-repeated="1014"/>
        </table:table-row>
        <table:table-row table:style-name="ro3">
          <table:table-cell table:style-name="ce3"/>
          <table:table-cell table:style-name="ce8" table:number-columns-repeated="5"/>
          <table:table-cell table:style-name="ce10" office:value-type="string" calcext:value-type="string">
            <text:p>年<text:span text:style-name="T1">   </text:span><text:span text:style-name="T2">月</text:span><text:span text:style-name="T3">   </text:span><text:span text:style-name="T2">日</text:span></text:p>
          </table:table-cell>
          <table:table-cell table:style-name="ce10" office:value-type="string" calcext:value-type="string">
            <text:p>年<text:span text:style-name="T1">   </text:span><text:span text:style-name="T2">月</text:span><text:span text:style-name="T3">   </text:span><text:span text:style-name="T2">日</text:span></text:p>
          </table:table-cell>
          <table:table-cell table:style-name="ce10" office:value-type="string" calcext:value-type="string">
            <text:p>年<text:span text:style-name="T1">   </text:span><text:span text:style-name="T2">月</text:span><text:span text:style-name="T3">   </text:span><text:span text:style-name="T2">日</text:span></text:p>
          </table:table-cell>
          <table:table-cell table:style-name="ce13"/>
          <table:table-cell table:style-name="ce15" table:number-columns-repeated="1014"/>
        </table:table-row>
        <table:table-row table:style-name="ro3">
          <table:table-cell table:style-name="ce3"/>
          <table:table-cell table:style-name="ce8" table:number-columns-repeated="5"/>
          <table:table-cell table:style-name="ce10" office:value-type="string" calcext:value-type="string">
            <text:p>年<text:span text:style-name="T1">   </text:span><text:span text:style-name="T2">月</text:span><text:span text:style-name="T3">   </text:span><text:span text:style-name="T2">日</text:span></text:p>
          </table:table-cell>
          <table:table-cell table:style-name="ce10" office:value-type="string" calcext:value-type="string">
            <text:p>年<text:span text:style-name="T1">   </text:span><text:span text:style-name="T2">月</text:span><text:span text:style-name="T3">   </text:span><text:span text:style-name="T2">日</text:span></text:p>
          </table:table-cell>
          <table:table-cell table:style-name="ce10" office:value-type="string" calcext:value-type="string">
            <text:p>年<text:span text:style-name="T1">   </text:span><text:span text:style-name="T2">月</text:span><text:span text:style-name="T3">   </text:span><text:span text:style-name="T2">日</text:span></text:p>
          </table:table-cell>
          <table:table-cell table:style-name="ce13"/>
          <table:table-cell table:style-name="ce15" table:number-columns-repeated="1014"/>
        </table:table-row>
        <table:table-row table:style-name="ro3">
          <table:table-cell table:style-name="ce3"/>
          <table:table-cell table:style-name="ce8" table:number-columns-repeated="5"/>
          <table:table-cell table:style-name="ce10" office:value-type="string" calcext:value-type="string">
            <text:p>年<text:span text:style-name="T1">   </text:span><text:span text:style-name="T2">月</text:span><text:span text:style-name="T3">   </text:span><text:span text:style-name="T2">日</text:span></text:p>
          </table:table-cell>
          <table:table-cell table:style-name="ce10" office:value-type="string" calcext:value-type="string">
            <text:p>年<text:span text:style-name="T1">   </text:span><text:span text:style-name="T2">月</text:span><text:span text:style-name="T3">   </text:span><text:span text:style-name="T2">日</text:span></text:p>
          </table:table-cell>
          <table:table-cell table:style-name="ce10" office:value-type="string" calcext:value-type="string">
            <text:p>年<text:span text:style-name="T1">   </text:span><text:span text:style-name="T2">月</text:span><text:span text:style-name="T3">   </text:span><text:span text:style-name="T2">日</text:span></text:p>
          </table:table-cell>
          <table:table-cell table:style-name="ce13"/>
          <table:table-cell table:style-name="ce15" table:number-columns-repeated="1014"/>
        </table:table-row>
        <table:table-row table:style-name="ro3">
          <table:table-cell table:style-name="ce3"/>
          <table:table-cell table:style-name="ce8" table:number-columns-repeated="5"/>
          <table:table-cell table:style-name="ce10" office:value-type="string" calcext:value-type="string">
            <text:p>年<text:span text:style-name="T1">   </text:span><text:span text:style-name="T2">月</text:span><text:span text:style-name="T3">   </text:span><text:span text:style-name="T2">日</text:span></text:p>
          </table:table-cell>
          <table:table-cell table:style-name="ce10" office:value-type="string" calcext:value-type="string">
            <text:p>年<text:span text:style-name="T1">   </text:span><text:span text:style-name="T2">月</text:span><text:span text:style-name="T3">   </text:span><text:span text:style-name="T2">日</text:span></text:p>
          </table:table-cell>
          <table:table-cell table:style-name="ce10" office:value-type="string" calcext:value-type="string">
            <text:p>年<text:span text:style-name="T1">   </text:span><text:span text:style-name="T2">月</text:span><text:span text:style-name="T3">   </text:span><text:span text:style-name="T2">日</text:span></text:p>
          </table:table-cell>
          <table:table-cell table:style-name="ce13"/>
          <table:table-cell table:style-name="ce15" table:number-columns-repeated="1014"/>
        </table:table-row>
        <table:table-row table:style-name="ro3">
          <table:table-cell table:style-name="ce3"/>
          <table:table-cell table:style-name="ce8" table:number-columns-repeated="5"/>
          <table:table-cell table:style-name="ce10" office:value-type="string" calcext:value-type="string">
            <text:p>年<text:span text:style-name="T1">   </text:span><text:span text:style-name="T2">月</text:span><text:span text:style-name="T3">   </text:span><text:span text:style-name="T2">日</text:span></text:p>
          </table:table-cell>
          <table:table-cell table:style-name="ce10" office:value-type="string" calcext:value-type="string">
            <text:p>年<text:span text:style-name="T1">   </text:span><text:span text:style-name="T2">月</text:span><text:span text:style-name="T3">   </text:span><text:span text:style-name="T2">日</text:span></text:p>
          </table:table-cell>
          <table:table-cell table:style-name="ce10" office:value-type="string" calcext:value-type="string">
            <text:p>年<text:span text:style-name="T1">   </text:span><text:span text:style-name="T2">月</text:span><text:span text:style-name="T3">   </text:span><text:span text:style-name="T2">日</text:span></text:p>
          </table:table-cell>
          <table:table-cell table:style-name="ce13"/>
          <table:table-cell table:style-name="ce15" table:number-columns-repeated="1014"/>
        </table:table-row>
        <table:table-row table:style-name="ro3">
          <table:table-cell table:style-name="ce4"/>
          <table:table-cell table:style-name="ce9" table:number-columns-repeated="5"/>
          <table:table-cell table:style-name="ce11" office:value-type="string" calcext:value-type="string">
            <text:p>年<text:span text:style-name="T1">   </text:span><text:span text:style-name="T2">月</text:span><text:span text:style-name="T3">   </text:span><text:span text:style-name="T2">日</text:span></text:p>
          </table:table-cell>
          <table:table-cell table:style-name="ce11" office:value-type="string" calcext:value-type="string">
            <text:p>年<text:span text:style-name="T1">   </text:span><text:span text:style-name="T2">月</text:span><text:span text:style-name="T3">   </text:span><text:span text:style-name="T2">日</text:span></text:p>
          </table:table-cell>
          <table:table-cell table:style-name="ce11" office:value-type="string" calcext:value-type="string">
            <text:p>年<text:span text:style-name="T1">   </text:span><text:span text:style-name="T2">月</text:span><text:span text:style-name="T3">   </text:span><text:span text:style-name="T2">日</text:span></text:p>
          </table:table-cell>
          <table:table-cell table:style-name="ce14"/>
          <table:table-cell table:style-name="ce15" table:number-columns-repeated="1014"/>
        </table:table-row>
        <table:table-row table:style-name="ro4">
          <table:table-cell table:number-columns-repeated="1024"/>
        </table:table-row>
        <table:table-row table:style-name="ro5" table:number-rows-repeated="1048552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Yes</number:text>
    </number:number-style>
    <number:number-style style:name="N157P1" style:volatile="true">
      <number:text>Yes</number:text>
    </number:number-style>
    <number:number-style style:name="N157">
      <number:text>No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On</number:text>
    </number:number-style>
    <number:number-style style:name="N159P1" style:volatile="true">
      <number:text>On</number:text>
    </number:number-style>
    <number:number-style style:name="N159">
      <number:text>Off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新細明體" style:font-family-asian="新細明體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4.99mm" fo:margin-bottom="24.99mm" fo:margin-left="14.01mm" fo:margin-right="14.01mm" style:first-page-number="continue" style:scale-to="75%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3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yce</meta:initial-creator>
    <meta:creation-date>2004-04-13T09:54:29</meta:creation-date>
    <dc:creator>Administrator</dc:creator>
    <dc:date>2004-08-23T13:14:52</dc:date>
    <meta:document-statistic meta:table-count="1" meta:cell-count="71" meta:object-count="0"/>
    <meta:generator>LibreOffice/5.1.1.3$Windows_x86 LibreOffice_project/89f508ef3ecebd2cfb8e1def0f0ba9a803b88a6d</meta:generator>
  </office:meta>
</office:document-meta>
</file>